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C0000021F24B936F5.png" manifest:media-type=""/>
  <manifest:file-entry manifest:full-path="Pictures/10000000000002FF0000020A45C3579F.png" manifest:media-type=""/>
  <manifest:file-entry manifest:full-path="Pictures/10000000000002860000021B69A8247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9.72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style:font-name="WenQuanYi Micro Hei" fo:font-size="140.600006103516pt" style:font-size-asian="140.600006103516pt" style:font-size-complex="140.600006103516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style:font-name="WenQuanYi Micro Hei" fo:font-size="140.600006103516pt" style:font-size-asian="140.600006103516pt" style:font-size-complex="140.6000061035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资金帐户业务子系统</text:p>
          </draw:text-box>
        </draw:frame>
        <draw:frame presentation:style-name="pr2" draw:layer="layout" svg:width="7.041cm" svg:height="9.727cm" svg:x="19.558cm" svg:y="7.366cm" presentation:class="subtitle" presentation:user-transformed="true">
          <draw:text-box>
            <text:p>陈 柯</text:p>
            <text:p>王 涛</text:p>
            <text:p>许 曲</text:p>
            <text:p>郑晓峰</text:p>
            <text:p>彭茂杰</text:p>
            <text:p>朱霖潮</text:p>
          </draw:text-box>
        </draw:frame>
        <draw:frame draw:style-name="gr1" draw:text-style-name="P1" draw:layer="layout" svg:width="9.398cm" svg:height="6.068cm" svg:x="2.794cm" svg:y="11.204cm">
          <draw:text-box>
            <text:p text:style-name="P1"><text:span text:style-name="T1">C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21.844cm" svg:height="8.468cm" svg:x="2.794cm" svg:y="1.692cm">
          <draw:text-box>
            <text:p text:style-name="P2"><text:span text:style-name="T2"><text:tab/></text:span></text:p>
            <text:p><text:span text:style-name="T3">- </text:span><text:span text:style-name="T3">描述</text:span></text:p>
            <text:p text:style-name="P2"><text:span text:style-name="T2"/></text:p>
            <text:p text:style-name="P2"><text:span text:style-name="T2"><text:tab/></text:span><text:span text:style-name="T2">- </text:span><text:span text:style-name="T2">投资者委托买卖股票</text:span><text:span text:style-name="T2">,</text:span><text:span text:style-name="T2">须事先在证券经纪商处开立证券交易结算资金帐户</text:span><text:span text:style-name="T2">,</text:span><text:span text:style-name="T2">资金帐户用于投资者证券交易的资金清算</text:span><text:span text:style-name="T2">,</text:span><text:span text:style-name="T2">记录资金的币种</text:span><text:span text:style-name="T2">,</text:span><text:span text:style-name="T2">余额和变动情况。</text:span></text:p>
            <text:p text:style-name="P2"><text:span text:style-name="T2"/></text:p>
            <text:p text:style-name="P2"><text:span text:style-name="T2"/></text:p>
          </draw:text-box>
        </draw:frame>
        <draw:frame draw:style-name="gr1" draw:layer="layout" svg:width="19.304cm" svg:height="7.927cm" svg:x="2.794cm" svg:y="9.906cm">
          <draw:text-box>
            <text:p><text:span text:style-name="T3">- </text:span><text:span text:style-name="T3">可行操作</text:span></text:p>
            <text:p><text:span text:style-name="T3"/></text:p>
            <text:p><text:span text:style-name="T2"><text:tab/></text:span><text:span text:style-name="T2">- </text:span><text:span text:style-name="T2">申请开设资金账户</text:span></text:p>
            <text:p><text:span text:style-name="T2"><text:tab/></text:span><text:span text:style-name="T2">- </text:span><text:span text:style-name="T2">添加和取出资金</text:span></text:p>
            <text:p><text:span text:style-name="T2"><text:tab/></text:span><text:span text:style-name="T2">- </text:span><text:span text:style-name="T2">修改账户密码</text:span></text:p>
            <text:p><text:span text:style-name="T2"><text:tab/></text:span><text:span text:style-name="T2">- </text:span><text:span text:style-name="T2">申请挂失和补办</text:span></text:p>
            <text:p><text:span text:style-name="T4"><text:s text:c="3"/></text:span><text:span text:style-name="T2"><text:s text:c="3"/></text:span><text:span text:style-name="T2">- </text:span><text:span text:style-name="T2">申请销户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系统功能结构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/>
                <text:p/>
              </text:list-header>
            </text:list>
          </draw:text-box>
        </draw:frame>
        <draw:frame draw:style-name="gr3" draw:text-style-name="P3" draw:layer="layout" svg:width="19.079cm" svg:height="15.918cm" svg:x="4.318cm" svg:y="3.81cm">
          <draw:image xlink:href="Pictures/10000000000002860000021B69A824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整体流程(<text:span text:style-name="T5">忽略登录等过程</text:span>)</text:p>
          </draw:text-box>
        </draw:frame>
        <draw:frame presentation:style-name="pr5" draw:layer="layout" svg:width="25.199cm" svg:height="12.179cm" svg:x="2.801cm" svg:y="9.906cm" presentation:class="outline" presentation:placeholder="true" presentation:user-transformed="true">
          <draw:text-box/>
        </draw:frame>
        <draw:frame draw:style-name="gr3" draw:text-style-name="P3" draw:layer="layout" svg:width="22.652cm" svg:height="15.416cm" svg:x="2.801cm" svg:y="4.142cm">
          <draw:image xlink:href="Pictures/10000000000002FF0000020A45C357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使用到的技术<text:span text:style-name="T6">+</text:span><text:span text:style-name="T6">工具</text:span>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4"><text:span text:style-name="T7">数据库</text:span></text:p>
                <text:list>
                  <text:list-item>
                    <text:p><text:span text:style-name="T7">mysql</text:span><text:span text:style-name="T7">（</text:span><text:span text:style-name="T7">mariadb</text:span><text:span text:style-name="T7">）</text:span></text:p>
                  </text:list-item>
                </text:list>
              </text:list-item>
              <text:list-item>
                <text:p><text:span text:style-name="T7">语言</text:span></text:p>
                <text:list>
                  <text:list-item>
                    <text:p><text:span text:style-name="T7">php</text:span></text:p>
                  </text:list-item>
                  <text:list-item>
                    <text:p><text:span text:style-name="T2">用</text:span><text:span text:style-name="T2">CI</text:span><text:span text:style-name="T2">的</text:span><text:span text:style-name="T2">ActiveRecord</text:span><text:span text:style-name="T2">模式处理数据库交互</text:span></text:p>
                  </text:list-item>
                </text:list>
              </text:list-item>
              <text:list-item>
                <text:p><text:span text:style-name="T2">版本控制</text:span></text:p>
                <text:list>
                  <text:list-item>
                    <text:p><text:span text:style-name="T2">g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数据库表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3.036cm" svg:height="16.036cm" svg:x="2.618cm" svg:y="3.556cm">
          <draw:image xlink:href="Pictures/100000000000030C0000021F24B936F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谢谢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chychu </meta:initial-creator>
    <meta:creation-date>2014-05-18T03:24:52.297119712</meta:creation-date>
    <dc:date>2014-05-18T03:51:37.034978387</dc:date>
    <dc:creator>archychu </dc:creator>
    <meta:editing-duration>PT24M55S</meta:editing-duration>
    <meta:editing-cycles>19</meta:editing-cycles>
    <meta:generator>LibreOffice/4.1.5.3$Linux_X86_64 LibreOffice_project/205099f953b4b61c41106e07b17e9e5acc65037</meta:generator>
    <meta:document-statistic meta:object-count="54"/>
  </office:meta>
</office:document-meta>
</file>